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c1e" officeooo:paragraph-rsid="000e4c1e"/>
    </style:style>
    <style:style style:name="P2" style:family="paragraph" style:parent-style-name="Standard">
      <style:paragraph-properties fo:text-align="justify" style:justify-single-word="false"/>
      <style:text-properties officeooo:rsid="000e4c1e" officeooo:paragraph-rsid="000e4c1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f there are only even numbers in the set then all subsets sum to even number. There are 2<text:span text:style-name="T2">N</text:span> subset overall including empty subset. Thus, with empty subset excluded we have</text:p>
      <text:p text:style-name="P1"><draw:frame draw:style-name="fr1" draw:name="Object1" text:anchor-type="as-char" svg:y="-0.172in" svg:width="0.6571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2">If there are odd numbers in the set they must be considered as pairs, fours, etc.: only sums of even number of odd numbers is even. Let the number of even numbers in the set be N<text:span text:style-name="T7">e</text:span><text:span text:style-name="T3"> and the number of odd numbers be </text:span><text:span text:style-name="T4">N</text:span><text:span text:style-name="T8">o</text:span><text:span text:style-name="T3">: </text:span><text:span text:style-name="T4">N</text:span><text:span text:style-name="T8">e</text:span><text:span text:style-name="T3"> + </text:span><text:span text:style-name="T4">N</text:span><text:span text:style-name="T8">o</text:span><text:span text:style-name="T3"> = </text:span><text:span text:style-name="T4">N</text:span><text:span text:style-name="T5">.</text:span></text:p>
      <text:p text:style-name="P2">We can choose <text:span text:style-name="T6">C</text:span><text:span text:style-name="T1">2</text:span><text:span text:style-name="T8">No</text:span> pairs from <text:span text:style-name="T6">N</text:span><text:span text:style-name="T8">o</text:span> numbers, <text:span text:style-name="T6">C</text:span><text:span text:style-name="T2">4</text:span><text:span text:style-name="T8">No</text:span><text:span text:style-name="T3"> fours, </text:span><text:span text:style-name="T4">C</text:span><text:span text:style-name="T2">6</text:span><text:span text:style-name="T8">No</text:span><text:span text:style-name="T3"> sixes, etc. Overall we can choose </text:span></text:p>
      <text:p text:style-name="P1"><draw:frame draw:style-name="fr1" draw:name="Object2" text:anchor-type="as-char" svg:y="-0.2953in" svg:width="0.9382in" svg:height="0.463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even counts of odd numbers. Thus total number of even subsets is:</text:p>
      <text:p text:style-name="P1"><draw:frame draw:style-name="fr1" draw:name="Object3" text:anchor-type="as-char" svg:y="-0.2953in" svg:width="3.4945in" svg:height="0.46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Because</text:p>
      <text:p text:style-name="P1"><draw:frame draw:style-name="fr1" draw:name="Object4" text:anchor-type="as-char" svg:y="-0.2807in" svg:width="0.7319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we have</text:p>
      <text:p text:style-name="P1"><draw:frame draw:style-name="fr1" draw:name="Object5" text:anchor-type="as-char" svg:y="-0.2953in" svg:width="2.3752in" svg:height="0.46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(we must get rid of half of choose terms and <text:span text:style-name="T6">C</text:span><text:span text:style-name="T2">0</text:span><text:span text:style-name="T8">N</text:span><text:span text:style-name="T7">o</text:span>).</text:p>
      <text:p text:style-name="P2">Then</text:p>
      <text:p text:style-name="P1"><draw:frame draw:style-name="fr1" draw:name="Object6" text:anchor-type="as-char" svg:y="-0.2508in" svg:width="5.7252in" svg:height="0.45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>As a result we have</text:p>
      <text:p text:style-name="P1"><draw:frame draw:style-name="fr1" draw:name="Object7" text:anchor-type="as-char" svg:y="-0.172in" svg:width="0.790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9:40:57.490748582</meta:creation-date>
    <dc:date>2024-01-04T20:32:56.259614605</dc:date>
    <meta:editing-duration>PT51M59S</meta:editing-duration>
    <meta:editing-cycles>1</meta:editing-cycles>
    <meta:document-statistic meta:table-count="0" meta:image-count="0" meta:object-count="7" meta:page-count="1" meta:paragraph-count="16" meta:word-count="131" meta:character-count="648" meta:non-whitespace-character-count="525"/>
    <meta:generator>LibreOffice/7.5.5.2$Linux_X86_64 LibreOffice_project/ca8fe7424262805f223b9a2334bc7181abbcbf5e</meta:generator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sup>
          <mn>2</mn>
          <mi>N</mi>
        </msup>
        <mo stretchy="false">−</mo>
        <mn>1</mn>
      </mrow>
    </mrow>
    <annotation encoding="StarMath 5.0">
X=2^N - 1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row>
            <mi>k</mi>
            <mo stretchy="false">=</mo>
            <mn>2</mn>
          </mrow>
          <mi>,</mi>
          <mi>k</mi>
          <mi mathvariant="italic">mod</mi>
          <mrow>
            <mn>2</mn>
            <mo stretchy="false">=</mo>
            <mn>0</mn>
          </mrow>
        </mrow>
        <msub>
          <mi>N</mi>
          <mi>o</mi>
        </msub>
      </munderover>
      <msubsup>
        <mi>C</mi>
        <msub>
          <mi>N</mi>
          <mi>o</mi>
        </msub>
        <mi>k</mi>
      </msubsup>
    </mrow>
    <annotation encoding="StarMath 5.0">sum from{k = 2, k mod 2 = 0} to{ N_{o} }  C^{k}_{ N_{o} }  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row>
          <mo fence="true" form="prefix" stretchy="false">(</mo>
          <mrow>
            <mrow>
              <msup>
                <mn>2</mn>
                <msub>
                  <mi>N</mi>
                  <mi>e</mi>
                </msub>
              </msup>
              <mo stretchy="false">−</mo>
              <mn>1</mn>
            </mrow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sup>
                  <mn>2</mn>
                  <msub>
                    <mi>N</mi>
                    <mi>e</mi>
                  </msub>
                </msup>
                <mo stretchy="false">−</mo>
                <mn>1</mn>
              </mrow>
            </mrow>
            <mo fence="true" form="postfix" stretchy="false">)</mo>
          </mrow>
          <mo stretchy="false">⋅</mo>
          <mrow>
            <munderover>
              <mo stretchy="false">∑</mo>
              <mrow>
                <mrow>
                  <mi>k</mi>
                  <mo stretchy="false">=</mo>
                  <mn>2</mn>
                </mrow>
                <mi>,</mi>
                <mi>k</mi>
                <mi mathvariant="italic">mod</mi>
                <mrow>
                  <mn>2</mn>
                  <mo stretchy="false">=</mo>
                  <mn>0</mn>
                </mrow>
              </mrow>
              <msub>
                <mi>N</mi>
                <mi>o</mi>
              </msub>
            </munderover>
            <msubsup>
              <mi>C</mi>
              <msub>
                <mi>N</mi>
                <mi>o</mi>
              </msub>
              <mi>k</mi>
            </msubsup>
          </mrow>
        </mrow>
        <mo stretchy="false">+</mo>
        <mrow>
          <munderover>
            <mo stretchy="false">∑</mo>
            <mrow>
              <mrow>
                <mi>k</mi>
                <mo stretchy="false">=</mo>
                <mn>2</mn>
              </mrow>
              <mi>,</mi>
              <mi>k</mi>
              <mi mathvariant="italic">mod</mi>
              <mrow>
                <mn>2</mn>
                <mo stretchy="false">=</mo>
                <mn>0</mn>
              </mrow>
            </mrow>
            <msub>
              <mi>N</mi>
              <mi>o</mi>
            </msub>
          </munderover>
          <msubsup>
            <mi>C</mi>
            <msub>
              <mi>N</mi>
              <mi>o</mi>
            </msub>
            <mi>k</mi>
          </msubsup>
        </mrow>
      </mrow>
    </mrow>
    <annotation encoding="StarMath 5.0">X = (2^{ N_{e} } - 1)  + (2^{ N_{e} } - 1) cdot sum from{k = 2, k mod 2 = 0} to{ N_{o} }  C^{k}_{ N_{o} } + sum from{k = 2, k mod 2 = 0} to{ N_{o} }  C^{k}_{ N_{o} }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sup>
          <mi>C</mi>
          <mi>N</mi>
          <mi>k</mi>
        </msubsup>
      </mrow>
      <mo stretchy="false">=</mo>
      <msup>
        <mn>2</mn>
        <mi>N</mi>
      </msup>
    </mrow>
    <annotation encoding="StarMath 5.0">sum from{k = 0} to { N }  C^{k}_{ N } = 2^{N}    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row>
              <mi>k</mi>
              <mo stretchy="false">=</mo>
              <mn>2</mn>
            </mrow>
            <mi>,</mi>
            <mi>k</mi>
            <mi mathvariant="italic">mod</mi>
            <mrow>
              <mn>2</mn>
              <mo stretchy="false">=</mo>
              <mn>0</mn>
            </mrow>
          </mrow>
          <msub>
            <mi>N</mi>
            <mi>o</mi>
          </msub>
        </munderover>
        <msubsup>
          <mi>C</mi>
          <msub>
            <mi>N</mi>
            <mi>o</mi>
          </msub>
          <mi>k</mi>
        </msubsup>
      </mrow>
      <mo stretchy="false">=</mo>
      <mrow>
        <mfrac>
          <msup>
            <mn>2</mn>
            <msub>
              <mi>N</mi>
              <mi>o</mi>
            </msub>
          </msup>
          <mn>2</mn>
        </mfrac>
        <mo stretchy="false">−</mo>
        <msubsup>
          <mi>C</mi>
          <msub>
            <mi>N</mi>
            <mn>0</mn>
          </msub>
          <mn>0</mn>
        </msubsup>
      </mrow>
      <mo stretchy="false">=</mo>
      <mrow>
        <msup>
          <mn>2</mn>
          <mrow>
            <msub>
              <mi>N</mi>
              <mi>o</mi>
            </msub>
            <mo stretchy="false">−</mo>
            <mn>1</mn>
          </mrow>
        </msup>
        <mo stretchy="false">−</mo>
        <mn>1</mn>
      </mrow>
    </mrow>
    <annotation encoding="StarMath 5.0">sum from{k = 2, k mod 2 = 0} to { N_{o} }  C^{k}_{ N_{o} } = {frac {2^{N_{o}}} {2}} - C^{0}_{ N_{0} } =  2^{ N_{o} - 1 } - 1    </annotation>
  </semantics>
</math>
</file>

<file path=Object 6/content.xml><?xml version="1.0" encoding="utf-8"?>
<math xmlns="http://www.w3.org/1998/Math/MathML" display="block">
  <semantics>
    <mtable>
      <mtr>
        <mtd>
          <mrow>
            <mi>X</mi>
            <mo stretchy="false">=</mo>
            <mrow>
              <mrow>
                <mo fence="true" form="prefix" stretchy="false">(</mo>
                <mrow>
                  <mrow>
                    <msup>
                      <mn>2</mn>
                      <msub>
                        <mi>N</mi>
                        <mi>e</mi>
                      </msub>
                    </msup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n>2</mn>
                        <msub>
                          <mi>N</mi>
                          <mi>e</mi>
                        </msub>
                      </msup>
                      <mo stretchy="false">−</mo>
                      <mn>1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sup>
                        <mn>2</mn>
                        <mrow>
                          <msub>
                            <mi>N</mi>
                            <mi>o</mi>
                          </msub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 fence="true" form="prefix" stretchy="false">(</mo>
                <mrow>
                  <mrow>
                    <msup>
                      <mn>2</mn>
                      <mrow>
                        <msub>
                          <mi>N</mi>
                          <mi>o</mi>
                        </msub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=</mo>
            <mrow>
              <mrow>
                <mrow>
                  <mo fence="true" form="prefix" stretchy="false">(</mo>
                  <mrow>
                    <mrow>
                      <msup>
                        <mn>2</mn>
                        <msub>
                          <mi>N</mi>
                          <mi>e</mi>
                        </msub>
                      </msup>
                      <mo stretchy="false">−</mo>
                      <mn>1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n>2</mn>
                        <mrow>
                          <msub>
                            <mi>N</mi>
                            <mi>o</mi>
                          </msub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+</mo>
              <msup>
                <mn>2</mn>
                <mrow>
                  <msub>
                    <mi>N</mi>
                    <mi>o</mi>
                  </msub>
                  <mo stretchy="false">−</mo>
                  <mn>1</mn>
                </mrow>
              </msup>
              <mo stretchy="false">−</mo>
              <mn>1</mn>
            </mrow>
            <mo stretchy="false">=</mo>
            <mi>.</mi>
          </mrow>
        </mtd>
      </mtr>
      <mtr>
        <mtd>
          <mrow>
            <mi>.</mi>
            <mo stretchy="false">=</mo>
            <mrow>
              <mrow>
                <mrow>
                  <mo fence="true" form="prefix" stretchy="false">(</mo>
                  <mrow>
                    <mrow>
                      <msup>
                        <mn>2</mn>
                        <msub>
                          <mi>N</mi>
                          <mi>e</mi>
                        </msub>
                      </msup>
                      <mo stretchy="false">−</mo>
                      <mn>1</mn>
                    </mrow>
                  </mrow>
                  <mo fence="true" form="postfix" stretchy="false">)</mo>
                </mrow>
                <mo stretchy="false">⋅</mo>
                <msup>
                  <mn>2</mn>
                  <mrow>
                    <msub>
                      <mi>N</mi>
                      <mi>o</mi>
                    </msub>
                    <mo stretchy="false">−</mo>
                    <mn>1</mn>
                  </mrow>
                </msup>
              </mrow>
              <mo stretchy="false">+</mo>
              <msup>
                <mn>2</mn>
                <mrow>
                  <msub>
                    <mi>N</mi>
                    <mi>o</mi>
                  </msub>
                  <mo stretchy="false">−</mo>
                  <mn>1</mn>
                </mrow>
              </msup>
              <mo stretchy="false">−</mo>
              <mn>1</mn>
            </mrow>
            <mo stretchy="false">=</mo>
            <mrow>
              <mrow>
                <msup>
                  <mn>2</mn>
                  <mrow>
                    <msub>
                      <mi>N</mi>
                      <mi>o</mi>
                    </msub>
                    <mo stretchy="false">−</mo>
                    <mn>1</mn>
                  </mrow>
                </msup>
                <mo stretchy="false">⋅</mo>
                <mrow>
                  <mo fence="true" form="prefix" stretchy="false">(</mo>
                  <mrow>
                    <mrow>
                      <msup>
                        <mn>2</mn>
                        <msub>
                          <mi>N</mi>
                          <mi>e</mi>
                        </msub>
                      </msup>
                      <mo stretchy="false">−</mo>
                      <mn>1</mn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−</mo>
              <mn>1</mn>
            </mrow>
            <mo stretchy="false">=</mo>
            <mrow>
              <mrow>
                <msup>
                  <mn>2</mn>
                  <mrow>
                    <msub>
                      <mi>N</mi>
                      <mi>o</mi>
                    </msub>
                    <mo stretchy="false">−</mo>
                    <mn>1</mn>
                  </mrow>
                </msup>
                <mo stretchy="false">⋅</mo>
                <msup>
                  <mn>2</mn>
                  <msub>
                    <mi>N</mi>
                    <mi>e</mi>
                  </msub>
                </msup>
              </mrow>
              <mo stretchy="false">−</mo>
              <mn>1</mn>
            </mrow>
            <mo stretchy="false">=</mo>
            <mrow>
              <msup>
                <mn>2</mn>
                <mrow>
                  <msub>
                    <mi>N</mi>
                    <mi>o</mi>
                  </msub>
                  <mo stretchy="false">+</mo>
                  <msub>
                    <mi>N</mi>
                    <mi>e</mi>
                  </msub>
                  <mo stretchy="false">−</mo>
                  <mn>1</mn>
                </mrow>
              </msup>
              <mo stretchy="false">−</mo>
              <mn>1</mn>
            </mrow>
            <mo stretchy="false">=</mo>
            <mrow>
              <msup>
                <mn>2</mn>
                <mrow>
                  <mi>N</mi>
                  <mo stretchy="false">−</mo>
                  <mn>1</mn>
                </mrow>
              </msup>
              <mo stretchy="false">−</mo>
              <mn>1</mn>
            </mrow>
          </mrow>
        </mtd>
      </mtr>
    </mtable>
    <annotation encoding="StarMath 5.0"> X = (2^{ N_{e} } - 1)  + (2^{ N_{e} } - 1) cdot (2^{ N_{o} - 1 } - 1) + (2^{ N_{o} - 1 } - 1) = (2^{ N_{e} } - 1) cdot (1 + 2^{ N_{o} - 1 } - 1) + 2^{ N_{o} - 1 } - 1 =. newline .= (2^{ N_{e} } - 1) cdot 2^{ N_{o} - 1 } + 2^{ N_{o} - 1 } - 1 = 2^{ N_{o} - 1 } cdot ( 2^{ N_{e} } - 1 + 1) - 1 = 2^{ N_{o} - 1 } cdot 2^{ N_{e} } - 1 = 2^{ N_{o} + N_{e} - 1 } - 1 = 2^{ N - 1 } - 1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sup>
          <mn>2</mn>
          <mrow>
            <mi>N</mi>
            <mo stretchy="false">−</mo>
            <mn>1</mn>
          </mrow>
        </msup>
        <mo stretchy="false">−</mo>
        <mn>1</mn>
      </mrow>
    </mrow>
    <annotation encoding="StarMath 5.0"> X = 2^{ N - 1 } - 1</annotation>
  </semantics>
</math>
</file>